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SansMono Nerd Font" svg:font-family="'DejaVuSansMono Nerd Font'"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width="0.102cm" svg:stroke-color="#6b9423" draw:marker-start-width="0.352cm" draw:marker-end-width="0.352cm" draw:fill-color="#6b9423" draw:textarea-vertical-align="middle" fo:padding-top="0.175cm" fo:padding-bottom="0.175cm" fo:padding-left="0.3cm" fo:padding-right="0.3cm"/>
    </style:style>
    <style:style style:name="gr2" style:family="graphic" style:parent-style-name="standard">
      <style:graphic-properties draw:textarea-horizontal-align="justify" draw:textarea-vertical-align="middle" draw:auto-grow-height="false" fo:min-height="3.052cm" fo:min-width="3.049cm"/>
    </style:style>
    <style:style style:name="gr3" style:family="graphic" style:parent-style-name="standard">
      <style:graphic-properties draw:stroke="dash" draw:stroke-dash="Ultrafine_20_Dashed" svg:stroke-width="0.102cm" svg:stroke-color="#6b9423" draw:marker-start-width="0.352cm" draw:marker-end-width="0.352cm" draw:fill-color="#000000" draw:textarea-vertical-align="middle" fo:padding-top="0.175cm" fo:padding-bottom="0.175cm" fo:padding-left="0.3cm" fo:padding-right="0.3cm"/>
    </style:style>
    <style:style style:name="gr4" style:family="graphic" style:parent-style-name="standard">
      <style:graphic-properties draw:textarea-horizontal-align="justify" draw:textarea-vertical-align="middle" draw:auto-grow-height="false" fo:min-height="1.974cm" fo:min-width="2.819cm" fo:wrap-option="no-wrap"/>
    </style:style>
    <style:style style:name="gr5" style:family="graphic" style:parent-style-name="objectwithoutfill">
      <style:graphic-properties draw:stroke="solid" svg:stroke-color="#ff0000" draw:marker-start="Arrow" draw:marker-end="" draw:marker-end-width="0.3cm" draw:fill="none" draw:textarea-vertical-align="middle"/>
    </style:style>
    <style:style style:name="gr6" style:family="graphic" style:parent-style-name="standard">
      <style:graphic-properties draw:stroke="solid" svg:stroke-color="#000000" draw:fill-color="#999999" draw:textarea-horizontal-align="justify" draw:textarea-vertical-align="middle" draw:auto-grow-height="false" fo:min-height="0.771cm" fo:min-width="3.02cm"/>
    </style:style>
    <style:style style:name="P1" style:family="paragraph">
      <loext:graphic-properties draw:fill-color="#6b9423"/>
      <style:paragraph-properties fo:text-align="center"/>
    </style:style>
    <style:style style:name="P2" style:family="paragraph">
      <style:paragraph-properties fo:text-align="center"/>
    </style:style>
    <style:style style:name="P3" style:family="paragraph">
      <loext:graphic-properties draw:fill-color="#000000"/>
      <style:paragraph-properties fo:text-align="center"/>
    </style:style>
    <style:style style:name="P4" style:family="paragraph">
      <loext:graphic-properties draw:fill="none"/>
      <style:paragraph-properties fo:text-align="center"/>
    </style:style>
    <style:style style:name="P5" style:family="paragraph">
      <loext:graphic-properties draw:fill-color="#999999"/>
      <style:paragraph-properties fo:text-align="center"/>
      <style:text-properties style:font-name="DejaVuSansMono Nerd Font"/>
    </style:style>
    <style:style style:name="T1" style:family="text">
      <style:text-properties fo:font-size="15pt" style:text-underline-style="solid" style:text-underline-width="auto" style:text-underline-color="font-color" style:font-size-asian="15pt" style:font-size-complex="15pt"/>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fo:color="#ff0000" style:font-name="DejaVu Sans Mono" fo:font-size="9.5pt" style:font-size-asian="9.5pt" style:font-size-complex="9.5pt"/>
    </style:style>
    <style:style style:name="T6" style:family="text">
      <style:text-properties fo:color="#ff0000" style:font-name="DejaVu Sans Mono" fo:font-size="9pt" style:font-size-asian="9pt" style:font-size-complex="9pt"/>
    </style:style>
    <style:style style:name="T7" style:family="text">
      <style:text-properties fo:font-size="9pt" style:font-size-asian="9pt" style:font-size-complex="9pt"/>
    </style:style>
    <style:style style:name="T8" style:family="text">
      <style:text-properties style:font-name="DejaVuSansMono Nerd Font" fo:font-size="8.5pt" style:font-size-asian="8.5pt" style:font-size-complex="8.5pt"/>
    </style:style>
    <style:style style:name="T9" style:family="text">
      <style:text-properties style:font-name="DejaVuSansMono Nerd Font" fo:font-size="3.59999990463257pt" style:font-size-asian="1pt" style:font-size-complex="1pt"/>
    </style:style>
    <style:style style:name="T10" style:family="text">
      <style:text-properties style:font-name="DejaVuSansMono Nerd Font"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4.932cm" svg:y1="1.727cm" svg:x2="7.983cm" svg:y2="1.727cm" svg:d="M4932 1727h3051" svg:viewBox="0 0 3052 1">
          <text:p/>
        </draw:connector>
        <draw:custom-shape draw:style-name="gr2" draw:text-style-name="P2" xml:id="id1" draw:id="id1" draw:layer="layout" svg:width="3.549cm" svg:height="3.302cm" svg:x="7.882cm" svg:y="0.076cm">
          <text:p text:style-name="P2"><text:span text:style-name="T1">Forwarder</text:span></text:p>
          <text:p text:style-name="P2"><text:span text:style-name="T2"/></text:p>
          <text:p text:style-name="P2"><text:span text:style-name="T3">Port: 9001</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3.549cm" svg:height="3.302cm" svg:x="14.482cm" svg:y="0.076cm">
          <text:p text:style-name="P2"><text:span text:style-name="T1">Forwarder</text:span></text:p>
          <text:p text:style-name="P2"><text:span text:style-name="T2"/></text:p>
          <text:p text:style-name="P2"><text:span text:style-name="T3">Port: 9000</text:span></text:p>
          <draw:enhanced-geometry svg:viewBox="0 0 21600 21600" draw:mirror-horizontal="false" draw:mirror-vertical="false" draw:type="rectangle" draw:enhanced-path="M 0 0 L 21600 0 21600 21600 0 21600 0 0 Z N"/>
        </draw:custom-shape>
        <draw:connector draw:style-name="gr3" draw:text-style-name="P3" draw:layer="layout" svg:x1="11.431cm" svg:y1="1.727cm" svg:x2="14.482cm" svg:y2="1.727cm" draw:start-shape="id1" draw:start-glue-point="1" draw:end-shape="id2" draw:end-glue-point="3" svg:d="M11431 1727h3051" svg:viewBox="0 0 3052 1">
          <text:p/>
        </draw:connector>
        <draw:custom-shape draw:style-name="gr4" draw:text-style-name="P2" draw:layer="layout" svg:width="5.08cm" svg:height="3.429cm" svg:x="0.025cm" svg:y="0.025cm">
          <text:p text:style-name="P2"><text:span text:style-name="T4">NDN</text:span></text:p>
          <text:p text:style-name="P2"><text:span text:style-name="T4">Testbe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4" draw:layer="layout" svg:x1="11.539cm" svg:y1="1.346cm" svg:x2="14.387cm" svg:y2="1.346cm">
          <text:p text:style-name="P2"><text:span text:style-name="T5">/ndn/ch/unibas</text:span></text:p>
          <text:p text:style-name="P2"><text:span text:style-name="T6"/></text:p>
          <text:p text:style-name="P2"><text:span text:style-name="T7"/></text:p>
        </draw:line>
        <draw:line draw:style-name="gr5" draw:text-style-name="P4" draw:layer="layout" svg:x1="5.04cm" svg:y1="1.348cm" svg:x2="7.837cm" svg:y2="1.346cm">
          <text:p text:style-name="P2"><text:span text:style-name="T5">/ndn/ch/unibas</text:span></text:p>
          <text:p text:style-name="P2"><text:span text:style-name="T6"/></text:p>
          <text:p text:style-name="P2"><text:span text:style-name="T7"/></text:p>
        </draw:line>
        <draw:custom-shape draw:style-name="gr6" draw:text-style-name="P5" draw:layer="layout" svg:width="3.519cm" svg:height="1.27cm" svg:x="9.017cm" svg:y="2.743cm">
          <text:p text:style-name="P2"><text:span text:style-name="T8">/ndn/ch/unibas/test</text:span></text:p>
          <text:p text:style-name="P2"><text:span text:style-name="T9"/></text:p>
          <text:p text:style-name="P2"><text:span text:style-name="T10">TestTestTest!</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SansMono Nerd Font" svg:font-family="'DejaVuSansMono Nerd Font'"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059cm" fo:page-height="4.03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7T16:54:24.854171914</meta:creation-date>
    <dc:date>2018-02-07T17:11:28.820423748</dc:date>
    <meta:editing-duration>PT15M56S</meta:editing-duration>
    <meta:editing-cycles>8</meta:editing-cycles>
    <meta:generator>LibreOffice/5.3.7.2.0$Linux_X86_64 LibreOffice_project/30m0$Build-2</meta:generator>
    <meta:document-statistic meta:object-count="8"/>
  </office:meta>
</office:document-meta>
</file>